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74fc" officeooo:paragraph-rsid="000d74fc"/>
    </style:style>
    <style:style style:name="P2" style:family="paragraph" style:parent-style-name="Standard">
      <style:paragraph-properties fo:text-align="center" style:justify-single-word="false"/>
      <style:text-properties officeooo:rsid="000d74fc" officeooo:paragraph-rsid="000d74fc"/>
    </style:style>
    <style:style style:name="P3" style:family="paragraph" style:parent-style-name="Standard">
      <style:text-properties officeooo:rsid="000e52ca" officeooo:paragraph-rsid="000e52ca"/>
    </style:style>
    <style:style style:name="P4" style:family="paragraph" style:parent-style-name="Standard">
      <style:text-properties officeooo:rsid="000f0fd7" officeooo:paragraph-rsid="000f0fd7"/>
    </style:style>
    <style:style style:name="P5" style:family="paragraph" style:parent-style-name="Standard">
      <style:text-properties officeooo:rsid="00110e67" officeooo:paragraph-rsid="000f0fd7"/>
    </style:style>
    <style:style style:name="P6" style:family="paragraph" style:parent-style-name="Standard">
      <style:text-properties officeooo:rsid="00110e67" officeooo:paragraph-rsid="00110e67"/>
    </style:style>
    <style:style style:name="P7" style:family="paragraph" style:parent-style-name="Standard">
      <style:text-properties officeooo:rsid="00110e67" officeooo:paragraph-rsid="0012fa41"/>
    </style:style>
    <style:style style:name="P8" style:family="paragraph" style:parent-style-name="Standard">
      <style:text-properties officeooo:rsid="0011b319" officeooo:paragraph-rsid="0011b319"/>
    </style:style>
    <style:style style:name="P9" style:family="paragraph" style:parent-style-name="Standard">
      <style:text-properties fo:font-style="italic" officeooo:rsid="0011b319" officeooo:paragraph-rsid="0011b319" style:font-style-asian="italic" style:font-style-complex="italic"/>
    </style:style>
    <style:style style:name="P10" style:family="paragraph" style:parent-style-name="Title">
      <style:text-properties officeooo:rsid="0011b319"/>
    </style:style>
    <style:style style:name="T1" style:family="text">
      <style:text-properties officeooo:rsid="000e52ca"/>
    </style:style>
    <style:style style:name="T2" style:family="text">
      <style:text-properties officeooo:rsid="000f0fd7"/>
    </style:style>
    <style:style style:name="T3" style:family="text">
      <style:text-properties officeooo:rsid="00110e67"/>
    </style:style>
    <style:style style:name="T4" style:family="text">
      <style:text-properties style:text-position="sub 58%"/>
    </style:style>
    <style:style style:name="T5" style:family="text">
      <style:text-properties officeooo:rsid="0011b319"/>
    </style:style>
    <style:style style:name="T6" style:family="text">
      <style:text-properties officeooo:rsid="0012fa41"/>
    </style:style>
    <style:style style:name="T7" style:family="text">
      <style:text-properties officeooo:rsid="001406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urrent Object Constrain Notation</text:p>
      <text:p text:style-name="P2">by Sven Nilsen, 2017</text:p>
      <text:p text:style-name="P1"/>
      <text:p text:style-name="P9">In this paper I develop a <text:span text:style-name="T6">path semantical</text:span> notation for constraining current objects.</text:p>
      <text:p text:style-name="P1"/>
      <text:p text:style-name="P1"><text:span text:style-name="T6">Using syntax from the Dyon programming language, one can write the following</text:span>:</text:p>
      <text:p text:style-name="P1"/>
      <text:p text:style-name="P1"><text:tab/><text:span text:style-name="T1">move_x_to_y</text:span>(x : <text:span text:style-name="T2">nat</text:span>) ~ y : <text:span text:style-name="T2">nat</text:span> = if x &lt; y { x + 1 } else { x }</text:p>
      <text:p text:style-name="P1"/>
      <text:p text:style-name="P1">This function uses something called a “current object”, written using a `~` symbol after the arguments. A current object is kind of like a global that can be initialized <text:span text:style-name="T1">before calling the function. Current objects run out of scope with the block they are declared inside.</text:span></text:p>
      <text:p text:style-name="P1"/>
      <text:p text:style-name="P1"><text:tab/><text:span text:style-name="T1">fn main() {</text:span></text:p>
      <text:p text:style-name="P1"><text:tab/><text:tab/><text:span text:style-name="T1">~ y := 20<text:tab/>// initialize `y`</text:span></text:p>
      <text:p text:style-name="P1"><text:tab/><text:tab/><text:span text:style-name="T1">println(move_x_to_y(10))<text:tab/>// prints 11.</text:span></text:p>
      <text:p text:style-name="P1"><text:tab/><text:span text:style-name="T1">}</text:span></text:p>
      <text:p text:style-name="P1"/>
      <text:p text:style-name="P3">When the program calling the function `move_x_to_y` initializes current objects deterministically, the program itself will be deterministic. Yet, when looking at `move_x_to_y` alone, it is not possible to determine what output it gives. <text:span text:style-name="T6">On its own, it is a non-deterministic function.</text:span></text:p>
      <text:p text:style-name="P3"/>
      <text:p text:style-name="P4">Current objects can be constrained by the caller, so one can use `~` in the domain constraint notation:</text:p>
      <text:p text:style-name="P3"/>
      <text:p text:style-name="P3"><text:tab/><text:span text:style-name="T2">move_x_to_y{~ y: (= 20)} &lt;=&gt; \(x : nat) = if x &lt; 20 { x + 1 } else { x }</text:span></text:p>
      <text:p text:style-name="P3"/>
      <text:p text:style-name="P4">This function returns no zeroes, because zero is less than `20`. The number `20` is returned twice, since `19 =&gt; 20` and `20 =&gt; 20`.</text:p>
      <text:p text:style-name="P4"/>
      <text:p text:style-name="P4"><text:span text:style-name="T3">T</text:span>he existential path, <text:span text:style-name="T3">which tells what the function returns, is</text:span> “<text:span text:style-name="T3">all natural numbers greater than 0”</text:span>:</text:p>
      <text:p text:style-name="P4"/>
      <text:p text:style-name="P4"><text:tab/>∃move_x_to_y{~ y: (= 20)} &lt;=&gt; (&gt; 0)</text:p>
      <text:p text:style-name="P4"/>
      <text:p text:style-name="P7">The probabilistic existential path, <text:span text:style-name="T6">which tells the probability of some output value,</text:span> is undefined<text:span text:style-name="T6"> </text:span>because there are infinite natural numbers. Constraining <text:span text:style-name="T6">input</text:span> to less than `<text:span text:style-name="T5">100</text:span>`:</text:p>
      <text:p text:style-name="P5"/>
      <text:p text:style-name="P6"><text:tab/><text:span text:style-name="T2">∃</text:span><text:span text:style-name="T4">p</text:span><text:span text:style-name="T2">move_x_to_y{</text:span>(&lt; <text:span text:style-name="T5">100</text:span>) <text:span text:style-name="T2">~ y: (= 20)} &lt;=&gt; </text:span>\(x : nat) =</text:p>
      <text:p text:style-name="P6"><text:tab/><text:tab/>if x == 20 { 2/<text:span text:style-name="T5">99</text:span> }</text:p>
      <text:p text:style-name="P6"><text:tab/><text:tab/>else if (x &lt; <text:span text:style-name="T5">100</text:span>) &amp;&amp; (x &gt; 0) { 1/<text:span text:style-name="T5">99</text:span> }</text:p>
      <text:p text:style-name="P6"><text:tab/><text:tab/>else { 0 }</text:p>
      <text:p text:style-name="P6"/>
      <text:p text:style-name="P8"><text:span text:style-name="T6">So far, t</text:span>h<text:span text:style-name="T6">is worked</text:span> because <text:span text:style-name="T7">the current object constraint `(= 20)` determines the function. It would also work in cases where the existential path is unique, for example the constraint is narrow enough that no input can give different outputs. However, if the existential path is not unique, then there is no deterministic interpre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3:56:44.351357000</meta:creation-date>
    <dc:date>2017-11-11T15:13:07.604635000</dc:date>
    <meta:editing-duration>PT12M5S</meta:editing-duration>
    <meta:editing-cycles>3</meta:editing-cycles>
    <meta:generator>LibreOffice/5.1.2.2$MacOSX_X86_64 LibreOffice_project/d3bf12ecb743fc0d20e0be0c58ca359301eb705f</meta:generator>
    <meta:document-statistic meta:table-count="0" meta:image-count="0" meta:object-count="0" meta:page-count="1" meta:paragraph-count="22" meta:word-count="358" meta:character-count="2004" meta:non-whitespace-character-count="1652"/>
  </office:meta>
</office:document-meta>
</file>